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=1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mbda</text:p>
          </table:table-cell>
          <table:table-cell office:value-type="string" calcext:value-type="string">
            <text:p><text:s/>Pb Sim</text:p>
          </table:table-cell>
          <table:table-cell office:value-type="string" calcext:value-type="string">
            <text:p><text:s text:c="4"/>Pb analytic</text:p>
          </table:table-cell>
          <table:table-cell office:value-type="string" calcext:value-type="string">
            <text:p><text:s text:c="3"/>Pd Sim</text:p>
          </table:table-cell>
          <table:table-cell office:value-type="string" calcext:value-type="string">
            <text:p><text:s text:c="2"/>Pd analytic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5.94192E-019" calcext:value-type="float">
            <text:p>5.94E-19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33111" calcext:value-type="float">
            <text:p>0.033311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.19124E-015" calcext:value-type="float">
            <text:p>2.19E-15</text:p>
          </table:table-cell>
          <table:table-cell office:value-type="float" office:value="0.1179" calcext:value-type="float">
            <text:p>0.1179</text:p>
          </table:table-cell>
          <table:table-cell office:value-type="float" office:value="0.0664896" calcext:value-type="float">
            <text:p>0.066489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0000000255124" calcext:value-type="float">
            <text:p>2.55E-13</text:p>
          </table:table-cell>
          <table:table-cell office:value-type="float" office:value="0.171" calcext:value-type="float">
            <text:p>0.171</text:p>
          </table:table-cell>
          <table:table-cell office:value-type="float" office:value="0.0994051" calcext:value-type="float">
            <text:p>0.099405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00000072038" calcext:value-type="float">
            <text:p>7.20E-12</text:p>
          </table:table-cell>
          <table:table-cell office:value-type="float" office:value="0.2164" calcext:value-type="float">
            <text:p>0.2164</text:p>
          </table:table-cell>
          <table:table-cell office:value-type="float" office:value="0.131932" calcext:value-type="float">
            <text:p>0.13193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00000934599" calcext:value-type="float">
            <text:p>9.35E-11</text:p>
          </table:table-cell>
          <table:table-cell office:value-type="float" office:value="0.258" calcext:value-type="float">
            <text:p>0.258</text:p>
          </table:table-cell>
          <table:table-cell office:value-type="float" office:value="0.163953" calcext:value-type="float">
            <text:p>0.16395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000074057" calcext:value-type="float">
            <text:p>7.41E-10</text:p>
          </table:table-cell>
          <table:table-cell office:value-type="float" office:value="0.2965" calcext:value-type="float">
            <text:p>0.2965</text:p>
          </table:table-cell>
          <table:table-cell office:value-type="float" office:value="0.195359" calcext:value-type="float">
            <text:p>0.19535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0004172" calcext:value-type="float">
            <text:p>4.17E-09</text:p>
          </table:table-cell>
          <table:table-cell office:value-type="float" office:value="0.3268" calcext:value-type="float">
            <text:p>0.3268</text:p>
          </table:table-cell>
          <table:table-cell office:value-type="float" office:value="0.22605" calcext:value-type="float">
            <text:p>0.2260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00182957" calcext:value-type="float">
            <text:p>1.83E-08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255941" calcext:value-type="float">
            <text:p>0.25594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00662218" calcext:value-type="float">
            <text:p>6.62E-08</text:p>
          </table:table-cell>
          <table:table-cell office:value-type="float" office:value="0.3855" calcext:value-type="float">
            <text:p>0.3855</text:p>
          </table:table-cell>
          <table:table-cell office:value-type="float" office:value="0.284956" calcext:value-type="float">
            <text:p>0.2849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0205908" calcext:value-type="float">
            <text:p>2.06E-07</text:p>
          </table:table-cell>
          <table:table-cell office:value-type="float" office:value="0.4111" calcext:value-type="float">
            <text:p>0.4111</text:p>
          </table:table-cell>
          <table:table-cell office:value-type="float" office:value="0.313035" calcext:value-type="float">
            <text:p>0.31303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0565938" calcext:value-type="float">
            <text:p>5.66E-07</text:p>
          </table:table-cell>
          <table:table-cell office:value-type="float" office:value="0.4357" calcext:value-type="float">
            <text:p>0.4357</text:p>
          </table:table-cell>
          <table:table-cell office:value-type="float" office:value="0.340129" calcext:value-type="float">
            <text:p>0.340129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14043" calcext:value-type="float">
            <text:p>1.40E-06</text:p>
          </table:table-cell>
          <table:table-cell office:value-type="float" office:value="0.459" calcext:value-type="float">
            <text:p>0.459</text:p>
          </table:table-cell>
          <table:table-cell office:value-type="float" office:value="0.366203" calcext:value-type="float">
            <text:p>0.366203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319687" calcext:value-type="float">
            <text:p>3.20E-06</text:p>
          </table:table-cell>
          <table:table-cell office:value-type="float" office:value="0.4816" calcext:value-type="float">
            <text:p>0.4816</text:p>
          </table:table-cell>
          <table:table-cell office:value-type="float" office:value="0.391232" calcext:value-type="float">
            <text:p>0.391232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676078" calcext:value-type="float">
            <text:p>6.76E-06</text:p>
          </table:table-cell>
          <table:table-cell office:value-type="float" office:value="0.5" calcext:value-type="float">
            <text:p>0.5</text:p>
          </table:table-cell>
          <table:table-cell office:value-type="float" office:value="0.415202" calcext:value-type="float">
            <text:p>0.41520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134151" calcext:value-type="float">
            <text:p>1.34E-05</text:p>
          </table:table-cell>
          <table:table-cell office:value-type="float" office:value="0.5226" calcext:value-type="float">
            <text:p>0.5226</text:p>
          </table:table-cell>
          <table:table-cell office:value-type="float" office:value="0.438112" calcext:value-type="float">
            <text:p>0.43811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25177" calcext:value-type="float">
            <text:p>2.52E-05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459964" calcext:value-type="float">
            <text:p>0.459964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449875" calcext:value-type="float">
            <text:p>4.50E-05</text:p>
          </table:table-cell>
          <table:table-cell office:value-type="float" office:value="0.5599" calcext:value-type="float">
            <text:p>0.5599</text:p>
          </table:table-cell>
          <table:table-cell office:value-type="float" office:value="0.480772" calcext:value-type="float">
            <text:p>0.480772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769547" calcext:value-type="float">
            <text:p>7.70E-05</text:p>
          </table:table-cell>
          <table:table-cell office:value-type="float" office:value="0.5777" calcext:value-type="float">
            <text:p>0.5777</text:p>
          </table:table-cell>
          <table:table-cell office:value-type="float" office:value="0.500552" calcext:value-type="float">
            <text:p>0.500552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0.0001266" calcext:value-type="float">
            <text:p>0.0001266</text:p>
          </table:table-cell>
          <table:table-cell office:value-type="float" office:value="0.5888" calcext:value-type="float">
            <text:p>0.5888</text:p>
          </table:table-cell>
          <table:table-cell office:value-type="float" office:value="0.519325" calcext:value-type="float">
            <text:p>0.5193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0201087" calcext:value-type="float">
            <text:p>0.000201087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537117" calcext:value-type="float">
            <text:p>0.537117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0.000309415" calcext:value-type="float">
            <text:p>0.000309415</text:p>
          </table:table-cell>
          <table:table-cell office:value-type="float" office:value="0.6149" calcext:value-type="float">
            <text:p>0.6149</text:p>
          </table:table-cell>
          <table:table-cell office:value-type="float" office:value="0.553952" calcext:value-type="float">
            <text:p>0.553952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0.000462554" calcext:value-type="float">
            <text:p>0.000462554</text:p>
          </table:table-cell>
          <table:table-cell office:value-type="float" office:value="0.6279" calcext:value-type="float">
            <text:p>0.6279</text:p>
          </table:table-cell>
          <table:table-cell office:value-type="float" office:value="0.569857" calcext:value-type="float">
            <text:p>0.56985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0.000673506" calcext:value-type="float">
            <text:p>0.000673506</text:p>
          </table:table-cell>
          <table:table-cell office:value-type="float" office:value="0.6411" calcext:value-type="float">
            <text:p>0.6411</text:p>
          </table:table-cell>
          <table:table-cell office:value-type="float" office:value="0.584858" calcext:value-type="float">
            <text:p>0.584858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0.000957278" calcext:value-type="float">
            <text:p>0.000957278</text:p>
          </table:table-cell>
          <table:table-cell office:value-type="float" office:value="0.6506" calcext:value-type="float">
            <text:p>0.6506</text:p>
          </table:table-cell>
          <table:table-cell office:value-type="float" office:value="0.59898" calcext:value-type="float">
            <text:p>0.59898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133076" calcext:value-type="float">
            <text:p>0.00133076</text:p>
          </table:table-cell>
          <table:table-cell office:value-type="float" office:value="0.6581" calcext:value-type="float">
            <text:p>0.6581</text:p>
          </table:table-cell>
          <table:table-cell office:value-type="float" office:value="0.612246" calcext:value-type="float">
            <text:p>0.612246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81249" calcext:value-type="float">
            <text:p>0.00181249</text:p>
          </table:table-cell>
          <table:table-cell office:value-type="float" office:value="0.667" calcext:value-type="float">
            <text:p>0.667</text:p>
          </table:table-cell>
          <table:table-cell office:value-type="float" office:value="0.624678" calcext:value-type="float">
            <text:p>0.624678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242235" calcext:value-type="float">
            <text:p>0.00242235</text:p>
          </table:table-cell>
          <table:table-cell office:value-type="float" office:value="0.6786" calcext:value-type="float">
            <text:p>0.6786</text:p>
          </table:table-cell>
          <table:table-cell office:value-type="float" office:value="0.636294" calcext:value-type="float">
            <text:p>0.636294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318118" calcext:value-type="float">
            <text:p>0.00318118</text:p>
          </table:table-cell>
          <table:table-cell office:value-type="float" office:value="0.6869" calcext:value-type="float">
            <text:p>0.6869</text:p>
          </table:table-cell>
          <table:table-cell office:value-type="float" office:value="0.647114" calcext:value-type="float">
            <text:p>0.647114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411028" calcext:value-type="float">
            <text:p>0.00411028</text:p>
          </table:table-cell>
          <table:table-cell office:value-type="float" office:value="0.6911" calcext:value-type="float">
            <text:p>0.6911</text:p>
          </table:table-cell>
          <table:table-cell office:value-type="float" office:value="0.657152" calcext:value-type="float">
            <text:p>0.6571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523094" calcext:value-type="float">
            <text:p>0.00523094</text:p>
          </table:table-cell>
          <table:table-cell office:value-type="float" office:value="0.7008" calcext:value-type="float">
            <text:p>0.7008</text:p>
          </table:table-cell>
          <table:table-cell office:value-type="float" office:value="0.666424" calcext:value-type="float">
            <text:p>0.666424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656388" calcext:value-type="float">
            <text:p>0.00656388</text:p>
          </table:table-cell>
          <table:table-cell office:value-type="float" office:value="0.7124" calcext:value-type="float">
            <text:p>0.7124</text:p>
          </table:table-cell>
          <table:table-cell office:value-type="float" office:value="0.674942" calcext:value-type="float">
            <text:p>0.674942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812877" calcext:value-type="float">
            <text:p>0.00812877</text:p>
          </table:table-cell>
          <table:table-cell office:value-type="float" office:value="0.7144" calcext:value-type="float">
            <text:p>0.7144</text:p>
          </table:table-cell>
          <table:table-cell office:value-type="float" office:value="0.682721" calcext:value-type="float">
            <text:p>0.682721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994371" calcext:value-type="float">
            <text:p>0.00994371</text:p>
          </table:table-cell>
          <table:table-cell office:value-type="float" office:value="0.721" calcext:value-type="float">
            <text:p>0.721</text:p>
          </table:table-cell>
          <table:table-cell office:value-type="float" office:value="0.689773" calcext:value-type="float">
            <text:p>0.689773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120248" calcext:value-type="float">
            <text:p>0.0120248</text:p>
          </table:table-cell>
          <table:table-cell office:value-type="float" office:value="0.7248" calcext:value-type="float">
            <text:p>0.7248</text:p>
          </table:table-cell>
          <table:table-cell office:value-type="float" office:value="0.696111" calcext:value-type="float">
            <text:p>0.696111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143858" calcext:value-type="float">
            <text:p>0.0143858</text:p>
          </table:table-cell>
          <table:table-cell office:value-type="float" office:value="0.7318" calcext:value-type="float">
            <text:p>0.7318</text:p>
          </table:table-cell>
          <table:table-cell office:value-type="float" office:value="0.701749" calcext:value-type="float">
            <text:p>0.701749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170378" calcext:value-type="float">
            <text:p>0.0170378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706703" calcext:value-type="float">
            <text:p>0.706703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199889" calcext:value-type="float">
            <text:p>0.0199889</text:p>
          </table:table-cell>
          <table:table-cell office:value-type="float" office:value="0.7425" calcext:value-type="float">
            <text:p>0.7425</text:p>
          </table:table-cell>
          <table:table-cell office:value-type="float" office:value="0.710988" calcext:value-type="float">
            <text:p>0.710988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232446" calcext:value-type="float">
            <text:p>0.0232446</text:p>
          </table:table-cell>
          <table:table-cell office:value-type="float" office:value="0.749" calcext:value-type="float">
            <text:p>0.749</text:p>
          </table:table-cell>
          <table:table-cell office:value-type="float" office:value="0.714623" calcext:value-type="float">
            <text:p>0.714623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268069" calcext:value-type="float">
            <text:p>0.0268069</text:p>
          </table:table-cell>
          <table:table-cell office:value-type="float" office:value="0.7511" calcext:value-type="float">
            <text:p>0.7511</text:p>
          </table:table-cell>
          <table:table-cell office:value-type="float" office:value="0.717627" calcext:value-type="float">
            <text:p>0.7176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06753" calcext:value-type="float">
            <text:p>0.030675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72002" calcext:value-type="float">
            <text:p>0.72002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348462" calcext:value-type="float">
            <text:p>0.0348462</text:p>
          </table:table-cell>
          <table:table-cell office:value-type="float" office:value="0.7588" calcext:value-type="float">
            <text:p>0.7588</text:p>
          </table:table-cell>
          <table:table-cell office:value-type="float" office:value="0.721824" calcext:value-type="float">
            <text:p>0.72182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393137" calcext:value-type="float">
            <text:p>0.0393137</text:p>
          </table:table-cell>
          <table:table-cell office:value-type="float" office:value="0.7614" calcext:value-type="float">
            <text:p>0.7614</text:p>
          </table:table-cell>
          <table:table-cell office:value-type="float" office:value="0.723063" calcext:value-type="float">
            <text:p>0.723063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440691" calcext:value-type="float">
            <text:p>0.0440691</text:p>
          </table:table-cell>
          <table:table-cell office:value-type="float" office:value="0.7666" calcext:value-type="float">
            <text:p>0.7666</text:p>
          </table:table-cell>
          <table:table-cell office:value-type="float" office:value="0.723763" calcext:value-type="float">
            <text:p>0.72376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49102" calcext:value-type="float">
            <text:p>0.049102</text:p>
          </table:table-cell>
          <table:table-cell office:value-type="float" office:value="0.77" calcext:value-type="float">
            <text:p>0.77</text:p>
          </table:table-cell>
          <table:table-cell office:value-type="float" office:value="0.723947" calcext:value-type="float">
            <text:p>0.723947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544" calcext:value-type="float">
            <text:p>0.0544</text:p>
          </table:table-cell>
          <table:table-cell office:value-type="float" office:value="0.7748" calcext:value-type="float">
            <text:p>0.7748</text:p>
          </table:table-cell>
          <table:table-cell office:value-type="float" office:value="0.723644" calcext:value-type="float">
            <text:p>0.723644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599491" calcext:value-type="float">
            <text:p>0.0599491</text:p>
          </table:table-cell>
          <table:table-cell office:value-type="float" office:value="0.7746" calcext:value-type="float">
            <text:p>0.7746</text:p>
          </table:table-cell>
          <table:table-cell office:value-type="float" office:value="0.72288" calcext:value-type="float">
            <text:p>0.72288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657343" calcext:value-type="float">
            <text:p>0.0657343</text:p>
          </table:table-cell>
          <table:table-cell office:value-type="float" office:value="0.7803" calcext:value-type="float">
            <text:p>0.7803</text:p>
          </table:table-cell>
          <table:table-cell office:value-type="float" office:value="0.721683" calcext:value-type="float">
            <text:p>0.721683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717396" calcext:value-type="float">
            <text:p>0.0717396</text:p>
          </table:table-cell>
          <table:table-cell office:value-type="float" office:value="0.7865" calcext:value-type="float">
            <text:p>0.7865</text:p>
          </table:table-cell>
          <table:table-cell office:value-type="float" office:value="0.720079" calcext:value-type="float">
            <text:p>0.720079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779483" calcext:value-type="float">
            <text:p>0.0779483</text:p>
          </table:table-cell>
          <table:table-cell office:value-type="float" office:value="0.784" calcext:value-type="float">
            <text:p>0.784</text:p>
          </table:table-cell>
          <table:table-cell office:value-type="float" office:value="0.718096" calcext:value-type="float">
            <text:p>0.7180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843433" calcext:value-type="float">
            <text:p>0.0843433</text:p>
          </table:table-cell>
          <table:table-cell office:value-type="float" office:value="0.7872" calcext:value-type="float">
            <text:p>0.7872</text:p>
          </table:table-cell>
          <table:table-cell office:value-type="float" office:value="0.715762" calcext:value-type="float">
            <text:p>0.715762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909075" calcext:value-type="float">
            <text:p>0.0909075</text:p>
          </table:table-cell>
          <table:table-cell office:value-type="float" office:value="0.7977" calcext:value-type="float">
            <text:p>0.7977</text:p>
          </table:table-cell>
          <table:table-cell office:value-type="float" office:value="0.713102" calcext:value-type="float">
            <text:p>0.713102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976237" calcext:value-type="float">
            <text:p>0.0976237</text:p>
          </table:table-cell>
          <table:table-cell office:value-type="float" office:value="0.8002" calcext:value-type="float">
            <text:p>0.8002</text:p>
          </table:table-cell>
          <table:table-cell office:value-type="float" office:value="0.710142" calcext:value-type="float">
            <text:p>0.710142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104475" calcext:value-type="float">
            <text:p>0.104475</text:p>
          </table:table-cell>
          <table:table-cell office:value-type="float" office:value="0.8007" calcext:value-type="float">
            <text:p>0.8007</text:p>
          </table:table-cell>
          <table:table-cell office:value-type="float" office:value="0.706907" calcext:value-type="float">
            <text:p>0.706907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111445" calcext:value-type="float">
            <text:p>0.111445</text:p>
          </table:table-cell>
          <table:table-cell office:value-type="float" office:value="0.8004" calcext:value-type="float">
            <text:p>0.8004</text:p>
          </table:table-cell>
          <table:table-cell office:value-type="float" office:value="0.703421" calcext:value-type="float">
            <text:p>0.703421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118517" calcext:value-type="float">
            <text:p>0.118517</text:p>
          </table:table-cell>
          <table:table-cell office:value-type="float" office:value="0.8037" calcext:value-type="float">
            <text:p>0.8037</text:p>
          </table:table-cell>
          <table:table-cell office:value-type="float" office:value="0.699707" calcext:value-type="float">
            <text:p>0.699707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125677" calcext:value-type="float">
            <text:p>0.125677</text:p>
          </table:table-cell>
          <table:table-cell office:value-type="float" office:value="0.8041" calcext:value-type="float">
            <text:p>0.8041</text:p>
          </table:table-cell>
          <table:table-cell office:value-type="float" office:value="0.695788" calcext:value-type="float">
            <text:p>0.695788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132909" calcext:value-type="float">
            <text:p>0.132909</text:p>
          </table:table-cell>
          <table:table-cell office:value-type="float" office:value="0.8081" calcext:value-type="float">
            <text:p>0.8081</text:p>
          </table:table-cell>
          <table:table-cell office:value-type="float" office:value="0.691683" calcext:value-type="float">
            <text:p>0.691683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140199" calcext:value-type="float">
            <text:p>0.140199</text:p>
          </table:table-cell>
          <table:table-cell office:value-type="float" office:value="0.8063" calcext:value-type="float">
            <text:p>0.8063</text:p>
          </table:table-cell>
          <table:table-cell office:value-type="float" office:value="0.687413" calcext:value-type="float">
            <text:p>0.687413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147534" calcext:value-type="float">
            <text:p>0.147534</text:p>
          </table:table-cell>
          <table:table-cell office:value-type="float" office:value="0.8063" calcext:value-type="float">
            <text:p>0.8063</text:p>
          </table:table-cell>
          <table:table-cell office:value-type="float" office:value="0.682996" calcext:value-type="float">
            <text:p>0.6829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154902" calcext:value-type="float">
            <text:p>0.154902</text:p>
          </table:table-cell>
          <table:table-cell office:value-type="float" office:value="0.8061" calcext:value-type="float">
            <text:p>0.8061</text:p>
          </table:table-cell>
          <table:table-cell office:value-type="float" office:value="0.678449" calcext:value-type="float">
            <text:p>0.67844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0333" calcext:value-type="float">
            <text:p>0.0333</text:p>
          </table:table-cell>
          <table:table-cell office:value-type="float" office:value="0.162291" calcext:value-type="float">
            <text:p>0.162291</text:p>
          </table:table-cell>
          <table:table-cell office:value-type="float" office:value="0.8044" calcext:value-type="float">
            <text:p>0.8044</text:p>
          </table:table-cell>
          <table:table-cell office:value-type="float" office:value="0.67379" calcext:value-type="float">
            <text:p>0.67379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0367" calcext:value-type="float">
            <text:p>0.0367</text:p>
          </table:table-cell>
          <table:table-cell office:value-type="float" office:value="0.16969" calcext:value-type="float">
            <text:p>0.16969</text:p>
          </table:table-cell>
          <table:table-cell office:value-type="float" office:value="0.8047" calcext:value-type="float">
            <text:p>0.8047</text:p>
          </table:table-cell>
          <table:table-cell office:value-type="float" office:value="0.669032" calcext:value-type="float">
            <text:p>0.669032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17709" calcext:value-type="float">
            <text:p>0.17709</text:p>
          </table:table-cell>
          <table:table-cell office:value-type="float" office:value="0.8101" calcext:value-type="float">
            <text:p>0.8101</text:p>
          </table:table-cell>
          <table:table-cell office:value-type="float" office:value="0.664191" calcext:value-type="float">
            <text:p>0.664191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18448" calcext:value-type="float">
            <text:p>0.18448</text:p>
          </table:table-cell>
          <table:table-cell office:value-type="float" office:value="0.8109" calcext:value-type="float">
            <text:p>0.8109</text:p>
          </table:table-cell>
          <table:table-cell office:value-type="float" office:value="0.659279" calcext:value-type="float">
            <text:p>0.65927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191853" calcext:value-type="float">
            <text:p>0.191853</text:p>
          </table:table-cell>
          <table:table-cell office:value-type="float" office:value="0.806" calcext:value-type="float">
            <text:p>0.806</text:p>
          </table:table-cell>
          <table:table-cell office:value-type="float" office:value="0.654309" calcext:value-type="float">
            <text:p>0.654309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04" calcext:value-type="float">
            <text:p>0.04</text:p>
          </table:table-cell>
          <table:table-cell office:value-type="float" office:value="0.1992" calcext:value-type="float">
            <text:p>0.1992</text:p>
          </table:table-cell>
          <table:table-cell office:value-type="float" office:value="0.8095" calcext:value-type="float">
            <text:p>0.8095</text:p>
          </table:table-cell>
          <table:table-cell office:value-type="float" office:value="0.649291" calcext:value-type="float">
            <text:p>0.649291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206515" calcext:value-type="float">
            <text:p>0.206515</text:p>
          </table:table-cell>
          <table:table-cell office:value-type="float" office:value="0.8062" calcext:value-type="float">
            <text:p>0.8062</text:p>
          </table:table-cell>
          <table:table-cell office:value-type="float" office:value="0.644237" calcext:value-type="float">
            <text:p>0.644237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0518" calcext:value-type="float">
            <text:p>0.0518</text:p>
          </table:table-cell>
          <table:table-cell office:value-type="float" office:value="0.213792" calcext:value-type="float">
            <text:p>0.213792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639154" calcext:value-type="float">
            <text:p>0.639154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0522" calcext:value-type="float">
            <text:p>0.0522</text:p>
          </table:table-cell>
          <table:table-cell office:value-type="float" office:value="0.221023" calcext:value-type="float">
            <text:p>0.221023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634053" calcext:value-type="float">
            <text:p>0.6340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74" calcext:value-type="float">
            <text:p>0.0574</text:p>
          </table:table-cell>
          <table:table-cell office:value-type="float" office:value="0.228205" calcext:value-type="float">
            <text:p>0.228205</text:p>
          </table:table-cell>
          <table:table-cell office:value-type="float" office:value="0.7979" calcext:value-type="float">
            <text:p>0.7979</text:p>
          </table:table-cell>
          <table:table-cell office:value-type="float" office:value="0.628941" calcext:value-type="float">
            <text:p>0.628941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0564" calcext:value-type="float">
            <text:p>0.0564</text:p>
          </table:table-cell>
          <table:table-cell office:value-type="float" office:value="0.235333" calcext:value-type="float">
            <text:p>0.235333</text:p>
          </table:table-cell>
          <table:table-cell office:value-type="float" office:value="0.8063" calcext:value-type="float">
            <text:p>0.8063</text:p>
          </table:table-cell>
          <table:table-cell office:value-type="float" office:value="0.623825" calcext:value-type="float">
            <text:p>0.623825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0611" calcext:value-type="float">
            <text:p>0.0611</text:p>
          </table:table-cell>
          <table:table-cell office:value-type="float" office:value="0.242401" calcext:value-type="float">
            <text:p>0.242401</text:p>
          </table:table-cell>
          <table:table-cell office:value-type="float" office:value="0.8011" calcext:value-type="float">
            <text:p>0.8011</text:p>
          </table:table-cell>
          <table:table-cell office:value-type="float" office:value="0.618712" calcext:value-type="float">
            <text:p>0.618712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0611" calcext:value-type="float">
            <text:p>0.0611</text:p>
          </table:table-cell>
          <table:table-cell office:value-type="float" office:value="0.249408" calcext:value-type="float">
            <text:p>0.249408</text:p>
          </table:table-cell>
          <table:table-cell office:value-type="float" office:value="0.7993" calcext:value-type="float">
            <text:p>0.7993</text:p>
          </table:table-cell>
          <table:table-cell office:value-type="float" office:value="0.613608" calcext:value-type="float">
            <text:p>0.613608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0692" calcext:value-type="float">
            <text:p>0.0692</text:p>
          </table:table-cell>
          <table:table-cell office:value-type="float" office:value="0.256349" calcext:value-type="float">
            <text:p>0.256349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608518" calcext:value-type="float">
            <text:p>0.608518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0664" calcext:value-type="float">
            <text:p>0.0664</text:p>
          </table:table-cell>
          <table:table-cell office:value-type="float" office:value="0.263222" calcext:value-type="float">
            <text:p>0.263222</text:p>
          </table:table-cell>
          <table:table-cell office:value-type="float" office:value="0.8039" calcext:value-type="float">
            <text:p>0.8039</text:p>
          </table:table-cell>
          <table:table-cell office:value-type="float" office:value="0.603446" calcext:value-type="float">
            <text:p>0.603446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0712" calcext:value-type="float">
            <text:p>0.0712</text:p>
          </table:table-cell>
          <table:table-cell office:value-type="float" office:value="0.270024" calcext:value-type="float">
            <text:p>0.270024</text:p>
          </table:table-cell>
          <table:table-cell office:value-type="float" office:value="0.794" calcext:value-type="float">
            <text:p>0.794</text:p>
          </table:table-cell>
          <table:table-cell office:value-type="float" office:value="0.598398" calcext:value-type="float">
            <text:p>0.598398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0.0734" calcext:value-type="float">
            <text:p>0.0734</text:p>
          </table:table-cell>
          <table:table-cell office:value-type="float" office:value="0.276753" calcext:value-type="float">
            <text:p>0.276753</text:p>
          </table:table-cell>
          <table:table-cell office:value-type="float" office:value="0.798" calcext:value-type="float">
            <text:p>0.798</text:p>
          </table:table-cell>
          <table:table-cell office:value-type="float" office:value="0.593378" calcext:value-type="float">
            <text:p>0.593378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.0744" calcext:value-type="float">
            <text:p>0.0744</text:p>
          </table:table-cell>
          <table:table-cell office:value-type="float" office:value="0.283408" calcext:value-type="float">
            <text:p>0.283408</text:p>
          </table:table-cell>
          <table:table-cell office:value-type="float" office:value="0.7951" calcext:value-type="float">
            <text:p>0.7951</text:p>
          </table:table-cell>
          <table:table-cell office:value-type="float" office:value="0.588388" calcext:value-type="float">
            <text:p>0.588388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0.0789" calcext:value-type="float">
            <text:p>0.0789</text:p>
          </table:table-cell>
          <table:table-cell office:value-type="float" office:value="0.289987" calcext:value-type="float">
            <text:p>0.289987</text:p>
          </table:table-cell>
          <table:table-cell office:value-type="float" office:value="0.7948" calcext:value-type="float">
            <text:p>0.7948</text:p>
          </table:table-cell>
          <table:table-cell office:value-type="float" office:value="0.583432" calcext:value-type="float">
            <text:p>0.5834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68" calcext:value-type="float">
            <text:p>0.0768</text:p>
          </table:table-cell>
          <table:table-cell office:value-type="float" office:value="0.296489" calcext:value-type="float">
            <text:p>0.296489</text:p>
          </table:table-cell>
          <table:table-cell office:value-type="float" office:value="0.7953" calcext:value-type="float">
            <text:p>0.7953</text:p>
          </table:table-cell>
          <table:table-cell office:value-type="float" office:value="0.578512" calcext:value-type="float">
            <text:p>0.578512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.0881" calcext:value-type="float">
            <text:p>0.0881</text:p>
          </table:table-cell>
          <table:table-cell office:value-type="float" office:value="0.302912" calcext:value-type="float">
            <text:p>0.302912</text:p>
          </table:table-cell>
          <table:table-cell office:value-type="float" office:value="0.7895" calcext:value-type="float">
            <text:p>0.7895</text:p>
          </table:table-cell>
          <table:table-cell office:value-type="float" office:value="0.573632" calcext:value-type="float">
            <text:p>0.573632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0.0894" calcext:value-type="float">
            <text:p>0.0894</text:p>
          </table:table-cell>
          <table:table-cell office:value-type="float" office:value="0.309257" calcext:value-type="float">
            <text:p>0.309257</text:p>
          </table:table-cell>
          <table:table-cell office:value-type="float" office:value="0.7883" calcext:value-type="float">
            <text:p>0.7883</text:p>
          </table:table-cell>
          <table:table-cell office:value-type="float" office:value="0.568792" calcext:value-type="float">
            <text:p>0.568792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0.0924" calcext:value-type="float">
            <text:p>0.0924</text:p>
          </table:table-cell>
          <table:table-cell office:value-type="float" office:value="0.315522" calcext:value-type="float">
            <text:p>0.315522</text:p>
          </table:table-cell>
          <table:table-cell office:value-type="float" office:value="0.7902" calcext:value-type="float">
            <text:p>0.7902</text:p>
          </table:table-cell>
          <table:table-cell office:value-type="float" office:value="0.563996" calcext:value-type="float">
            <text:p>0.563996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321708" calcext:value-type="float">
            <text:p>0.321708</text:p>
          </table:table-cell>
          <table:table-cell office:value-type="float" office:value="0.7857" calcext:value-type="float">
            <text:p>0.7857</text:p>
          </table:table-cell>
          <table:table-cell office:value-type="float" office:value="0.559245" calcext:value-type="float">
            <text:p>0.559245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0998" calcext:value-type="float">
            <text:p>0.0998</text:p>
          </table:table-cell>
          <table:table-cell office:value-type="float" office:value="0.327814" calcext:value-type="float">
            <text:p>0.327814</text:p>
          </table:table-cell>
          <table:table-cell office:value-type="float" office:value="0.782" calcext:value-type="float">
            <text:p>0.782</text:p>
          </table:table-cell>
          <table:table-cell office:value-type="float" office:value="0.554539" calcext:value-type="float">
            <text:p>0.554539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.1072" calcext:value-type="float">
            <text:p>0.1072</text:p>
          </table:table-cell>
          <table:table-cell office:value-type="float" office:value="0.33384" calcext:value-type="float">
            <text:p>0.33384</text:p>
          </table:table-cell>
          <table:table-cell office:value-type="float" office:value="0.7781" calcext:value-type="float">
            <text:p>0.7781</text:p>
          </table:table-cell>
          <table:table-cell office:value-type="float" office:value="0.549881" calcext:value-type="float">
            <text:p>0.549881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0.107" calcext:value-type="float">
            <text:p>0.107</text:p>
          </table:table-cell>
          <table:table-cell office:value-type="float" office:value="0.339786" calcext:value-type="float">
            <text:p>0.339786</text:p>
          </table:table-cell>
          <table:table-cell office:value-type="float" office:value="0.7787" calcext:value-type="float">
            <text:p>0.7787</text:p>
          </table:table-cell>
          <table:table-cell office:value-type="float" office:value="0.545272" calcext:value-type="float">
            <text:p>0.545272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345653" calcext:value-type="float">
            <text:p>0.345653</text:p>
          </table:table-cell>
          <table:table-cell office:value-type="float" office:value="0.7757" calcext:value-type="float">
            <text:p>0.7757</text:p>
          </table:table-cell>
          <table:table-cell office:value-type="float" office:value="0.540711" calcext:value-type="float">
            <text:p>0.540711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0.1114" calcext:value-type="float">
            <text:p>0.1114</text:p>
          </table:table-cell>
          <table:table-cell office:value-type="float" office:value="0.35144" calcext:value-type="float">
            <text:p>0.35144</text:p>
          </table:table-cell>
          <table:table-cell office:value-type="float" office:value="0.7758" calcext:value-type="float">
            <text:p>0.7758</text:p>
          </table:table-cell>
          <table:table-cell office:value-type="float" office:value="0.536201" calcext:value-type="float">
            <text:p>0.5362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108" calcext:value-type="float">
            <text:p>0.1108</text:p>
          </table:table-cell>
          <table:table-cell office:value-type="float" office:value="0.357149" calcext:value-type="float">
            <text:p>0.357149</text:p>
          </table:table-cell>
          <table:table-cell office:value-type="float" office:value="0.777" calcext:value-type="float">
            <text:p>0.777</text:p>
          </table:table-cell>
          <table:table-cell office:value-type="float" office:value="0.531741" calcext:value-type="float">
            <text:p>0.531741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362779" calcext:value-type="float">
            <text:p>0.362779</text:p>
          </table:table-cell>
          <table:table-cell office:value-type="float" office:value="0.7724" calcext:value-type="float">
            <text:p>0.7724</text:p>
          </table:table-cell>
          <table:table-cell office:value-type="float" office:value="0.527331" calcext:value-type="float">
            <text:p>0.527331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0.119" calcext:value-type="float">
            <text:p>0.119</text:p>
          </table:table-cell>
          <table:table-cell office:value-type="float" office:value="0.368332" calcext:value-type="float">
            <text:p>0.368332</text:p>
          </table:table-cell>
          <table:table-cell office:value-type="float" office:value="0.7693" calcext:value-type="float">
            <text:p>0.7693</text:p>
          </table:table-cell>
          <table:table-cell office:value-type="float" office:value="0.522973" calcext:value-type="float">
            <text:p>0.522973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0.1232" calcext:value-type="float">
            <text:p>0.1232</text:p>
          </table:table-cell>
          <table:table-cell office:value-type="float" office:value="0.373808" calcext:value-type="float">
            <text:p>0.373808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518666" calcext:value-type="float">
            <text:p>0.518666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0.1323" calcext:value-type="float">
            <text:p>0.1323</text:p>
          </table:table-cell>
          <table:table-cell office:value-type="float" office:value="0.379207" calcext:value-type="float">
            <text:p>0.379207</text:p>
          </table:table-cell>
          <table:table-cell office:value-type="float" office:value="0.7632" calcext:value-type="float">
            <text:p>0.7632</text:p>
          </table:table-cell>
          <table:table-cell office:value-type="float" office:value="0.51441" calcext:value-type="float">
            <text:p>0.51441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.138" calcext:value-type="float">
            <text:p>0.138</text:p>
          </table:table-cell>
          <table:table-cell office:value-type="float" office:value="0.384531" calcext:value-type="float">
            <text:p>0.384531</text:p>
          </table:table-cell>
          <table:table-cell office:value-type="float" office:value="0.7594" calcext:value-type="float">
            <text:p>0.7594</text:p>
          </table:table-cell>
          <table:table-cell office:value-type="float" office:value="0.510206" calcext:value-type="float">
            <text:p>0.510206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0.1338" calcext:value-type="float">
            <text:p>0.1338</text:p>
          </table:table-cell>
          <table:table-cell office:value-type="float" office:value="0.389781" calcext:value-type="float">
            <text:p>0.389781</text:p>
          </table:table-cell>
          <table:table-cell office:value-type="float" office:value="0.7621" calcext:value-type="float">
            <text:p>0.7621</text:p>
          </table:table-cell>
          <table:table-cell office:value-type="float" office:value="0.506053" calcext:value-type="float">
            <text:p>0.506053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0.1414" calcext:value-type="float">
            <text:p>0.1414</text:p>
          </table:table-cell>
          <table:table-cell office:value-type="float" office:value="0.394956" calcext:value-type="float">
            <text:p>0.394956</text:p>
          </table:table-cell>
          <table:table-cell office:value-type="float" office:value="0.7533" calcext:value-type="float">
            <text:p>0.7533</text:p>
          </table:table-cell>
          <table:table-cell office:value-type="float" office:value="0.501951" calcext:value-type="float">
            <text:p>0.501951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1424" calcext:value-type="float">
            <text:p>0.1424</text:p>
          </table:table-cell>
          <table:table-cell office:value-type="float" office:value="0.400059" calcext:value-type="float">
            <text:p>0.400059</text:p>
          </table:table-cell>
          <table:table-cell office:value-type="float" office:value="0.7549" calcext:value-type="float">
            <text:p>0.7549</text:p>
          </table:table-cell>
          <table:table-cell office:value-type="float" office:value="0.4979" calcext:value-type="float">
            <text:p>0.4979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0.1487" calcext:value-type="float">
            <text:p>0.1487</text:p>
          </table:table-cell>
          <table:table-cell office:value-type="float" office:value="0.40509" calcext:value-type="float">
            <text:p>0.40509</text:p>
          </table:table-cell>
          <table:table-cell office:value-type="float" office:value="0.7492" calcext:value-type="float">
            <text:p>0.7492</text:p>
          </table:table-cell>
          <table:table-cell office:value-type="float" office:value="0.4939" calcext:value-type="float">
            <text:p>0.49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41005" calcext:value-type="float">
            <text:p>0.41005</text:p>
          </table:table-cell>
          <table:table-cell office:value-type="float" office:value="0.7546" calcext:value-type="float">
            <text:p>0.7546</text:p>
          </table:table-cell>
          <table:table-cell office:value-type="float" office:value="0.48995" calcext:value-type="float">
            <text:p>0.48995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0.1477" calcext:value-type="float">
            <text:p>0.1477</text:p>
          </table:table-cell>
          <table:table-cell office:value-type="float" office:value="0.41494" calcext:value-type="float">
            <text:p>0.41494</text:p>
          </table:table-cell>
          <table:table-cell office:value-type="float" office:value="0.7496" calcext:value-type="float">
            <text:p>0.7496</text:p>
          </table:table-cell>
          <table:table-cell office:value-type="float" office:value="0.48605" calcext:value-type="float">
            <text:p>0.48605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0.1528" calcext:value-type="float">
            <text:p>0.1528</text:p>
          </table:table-cell>
          <table:table-cell office:value-type="float" office:value="0.419761" calcext:value-type="float">
            <text:p>0.419761</text:p>
          </table:table-cell>
          <table:table-cell office:value-type="float" office:value="0.7477" calcext:value-type="float">
            <text:p>0.7477</text:p>
          </table:table-cell>
          <table:table-cell office:value-type="float" office:value="0.4822" calcext:value-type="float">
            <text:p>0.4822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0.1491" calcext:value-type="float">
            <text:p>0.1491</text:p>
          </table:table-cell>
          <table:table-cell office:value-type="float" office:value="0.424514" calcext:value-type="float">
            <text:p>0.424514</text:p>
          </table:table-cell>
          <table:table-cell office:value-type="float" office:value="0.7473" calcext:value-type="float">
            <text:p>0.7473</text:p>
          </table:table-cell>
          <table:table-cell office:value-type="float" office:value="0.478399" calcext:value-type="float">
            <text:p>0.478399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0.1581" calcext:value-type="float">
            <text:p>0.1581</text:p>
          </table:table-cell>
          <table:table-cell office:value-type="float" office:value="0.429199" calcext:value-type="float">
            <text:p>0.429199</text:p>
          </table:table-cell>
          <table:table-cell office:value-type="float" office:value="0.7418" calcext:value-type="float">
            <text:p>0.7418</text:p>
          </table:table-cell>
          <table:table-cell office:value-type="float" office:value="0.474647" calcext:value-type="float">
            <text:p>0.474647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0.1639" calcext:value-type="float">
            <text:p>0.1639</text:p>
          </table:table-cell>
          <table:table-cell office:value-type="float" office:value="0.433819" calcext:value-type="float">
            <text:p>0.433819</text:p>
          </table:table-cell>
          <table:table-cell office:value-type="float" office:value="0.74" calcext:value-type="float">
            <text:p>0.74</text:p>
          </table:table-cell>
          <table:table-cell office:value-type="float" office:value="0.470943" calcext:value-type="float">
            <text:p>0.470943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0.1708" calcext:value-type="float">
            <text:p>0.1708</text:p>
          </table:table-cell>
          <table:table-cell office:value-type="float" office:value="0.438373" calcext:value-type="float">
            <text:p>0.438373</text:p>
          </table:table-cell>
          <table:table-cell office:value-type="float" office:value="0.7346" calcext:value-type="float">
            <text:p>0.7346</text:p>
          </table:table-cell>
          <table:table-cell office:value-type="float" office:value="0.467287" calcext:value-type="float">
            <text:p>0.467287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0.1756" calcext:value-type="float">
            <text:p>0.1756</text:p>
          </table:table-cell>
          <table:table-cell office:value-type="float" office:value="0.442864" calcext:value-type="float">
            <text:p>0.442864</text:p>
          </table:table-cell>
          <table:table-cell office:value-type="float" office:value="0.7295" calcext:value-type="float">
            <text:p>0.7295</text:p>
          </table:table-cell>
          <table:table-cell office:value-type="float" office:value="0.463678" calcext:value-type="float">
            <text:p>0.463678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0.1771" calcext:value-type="float">
            <text:p>0.1771</text:p>
          </table:table-cell>
          <table:table-cell office:value-type="float" office:value="0.447291" calcext:value-type="float">
            <text:p>0.447291</text:p>
          </table:table-cell>
          <table:table-cell office:value-type="float" office:value="0.7284" calcext:value-type="float">
            <text:p>0.7284</text:p>
          </table:table-cell>
          <table:table-cell office:value-type="float" office:value="0.460116" calcext:value-type="float">
            <text:p>0.460116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0.187" calcext:value-type="float">
            <text:p>0.187</text:p>
          </table:table-cell>
          <table:table-cell office:value-type="float" office:value="0.451657" calcext:value-type="float">
            <text:p>0.451657</text:p>
          </table:table-cell>
          <table:table-cell office:value-type="float" office:value="0.7213" calcext:value-type="float">
            <text:p>0.7213</text:p>
          </table:table-cell>
          <table:table-cell office:value-type="float" office:value="0.4566" calcext:value-type="float">
            <text:p>0.45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881" calcext:value-type="float">
            <text:p>0.1881</text:p>
          </table:table-cell>
          <table:table-cell office:value-type="float" office:value="0.455961" calcext:value-type="float">
            <text:p>0.455961</text:p>
          </table:table-cell>
          <table:table-cell office:value-type="float" office:value="0.7206" calcext:value-type="float">
            <text:p>0.7206</text:p>
          </table:table-cell>
          <table:table-cell office:value-type="float" office:value="0.45313" calcext:value-type="float">
            <text:p>0.45313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0.1933" calcext:value-type="float">
            <text:p>0.1933</text:p>
          </table:table-cell>
          <table:table-cell office:value-type="float" office:value="0.460205" calcext:value-type="float">
            <text:p>0.460205</text:p>
          </table:table-cell>
          <table:table-cell office:value-type="float" office:value="0.7183" calcext:value-type="float">
            <text:p>0.7183</text:p>
          </table:table-cell>
          <table:table-cell office:value-type="float" office:value="0.449705" calcext:value-type="float">
            <text:p>0.449705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0.1935" calcext:value-type="float">
            <text:p>0.1935</text:p>
          </table:table-cell>
          <table:table-cell office:value-type="float" office:value="0.464391" calcext:value-type="float">
            <text:p>0.464391</text:p>
          </table:table-cell>
          <table:table-cell office:value-type="float" office:value="0.719" calcext:value-type="float">
            <text:p>0.719</text:p>
          </table:table-cell>
          <table:table-cell office:value-type="float" office:value="0.446324" calcext:value-type="float">
            <text:p>0.446324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0.1977" calcext:value-type="float">
            <text:p>0.1977</text:p>
          </table:table-cell>
          <table:table-cell office:value-type="float" office:value="0.468518" calcext:value-type="float">
            <text:p>0.468518</text:p>
          </table:table-cell>
          <table:table-cell office:value-type="float" office:value="0.7131" calcext:value-type="float">
            <text:p>0.7131</text:p>
          </table:table-cell>
          <table:table-cell office:value-type="float" office:value="0.442987" calcext:value-type="float">
            <text:p>0.442987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0.2063" calcext:value-type="float">
            <text:p>0.2063</text:p>
          </table:table-cell>
          <table:table-cell office:value-type="float" office:value="0.472588" calcext:value-type="float">
            <text:p>0.472588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439693" calcext:value-type="float">
            <text:p>0.439693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476602" calcext:value-type="float">
            <text:p>0.476602</text:p>
          </table:table-cell>
          <table:table-cell office:value-type="float" office:value="0.7139" calcext:value-type="float">
            <text:p>0.7139</text:p>
          </table:table-cell>
          <table:table-cell office:value-type="float" office:value="0.436442" calcext:value-type="float">
            <text:p>0.436442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0.2128" calcext:value-type="float">
            <text:p>0.2128</text:p>
          </table:table-cell>
          <table:table-cell office:value-type="float" office:value="0.480561" calcext:value-type="float">
            <text:p>0.480561</text:p>
          </table:table-cell>
          <table:table-cell office:value-type="float" office:value="0.7018" calcext:value-type="float">
            <text:p>0.7018</text:p>
          </table:table-cell>
          <table:table-cell office:value-type="float" office:value="0.433233" calcext:value-type="float">
            <text:p>0.433233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0.2099" calcext:value-type="float">
            <text:p>0.2099</text:p>
          </table:table-cell>
          <table:table-cell office:value-type="float" office:value="0.484465" calcext:value-type="float">
            <text:p>0.484465</text:p>
          </table:table-cell>
          <table:table-cell office:value-type="float" office:value="0.7019" calcext:value-type="float">
            <text:p>0.7019</text:p>
          </table:table-cell>
          <table:table-cell office:value-type="float" office:value="0.430065" calcext:value-type="float">
            <text:p>0.430065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0.2134" calcext:value-type="float">
            <text:p>0.2134</text:p>
          </table:table-cell>
          <table:table-cell office:value-type="float" office:value="0.488316" calcext:value-type="float">
            <text:p>0.488316</text:p>
          </table:table-cell>
          <table:table-cell office:value-type="float" office:value="0.6986" calcext:value-type="float">
            <text:p>0.6986</text:p>
          </table:table-cell>
          <table:table-cell office:value-type="float" office:value="0.426938" calcext:value-type="float">
            <text:p>0.426938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0.2228" calcext:value-type="float">
            <text:p>0.2228</text:p>
          </table:table-cell>
          <table:table-cell office:value-type="float" office:value="0.492115" calcext:value-type="float">
            <text:p>0.492115</text:p>
          </table:table-cell>
          <table:table-cell office:value-type="float" office:value="0.6916" calcext:value-type="float">
            <text:p>0.6916</text:p>
          </table:table-cell>
          <table:table-cell office:value-type="float" office:value="0.423851" calcext:value-type="float">
            <text:p>0.4238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179" calcext:value-type="float">
            <text:p>0.2179</text:p>
          </table:table-cell>
          <table:table-cell office:value-type="float" office:value="0.495862" calcext:value-type="float">
            <text:p>0.495862</text:p>
          </table:table-cell>
          <table:table-cell office:value-type="float" office:value="0.6971" calcext:value-type="float">
            <text:p>0.6971</text:p>
          </table:table-cell>
          <table:table-cell office:value-type="float" office:value="0.420804" calcext:value-type="float">
            <text:p>0.420804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0.2293" calcext:value-type="float">
            <text:p>0.2293</text:p>
          </table:table-cell>
          <table:table-cell office:value-type="float" office:value="0.499559" calcext:value-type="float">
            <text:p>0.499559</text:p>
          </table:table-cell>
          <table:table-cell office:value-type="float" office:value="0.6845" calcext:value-type="float">
            <text:p>0.6845</text:p>
          </table:table-cell>
          <table:table-cell office:value-type="float" office:value="0.417796" calcext:value-type="float">
            <text:p>0.417796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0.2293" calcext:value-type="float">
            <text:p>0.2293</text:p>
          </table:table-cell>
          <table:table-cell office:value-type="float" office:value="0.503206" calcext:value-type="float">
            <text:p>0.503206</text:p>
          </table:table-cell>
          <table:table-cell office:value-type="float" office:value="0.6866" calcext:value-type="float">
            <text:p>0.6866</text:p>
          </table:table-cell>
          <table:table-cell office:value-type="float" office:value="0.414827" calcext:value-type="float">
            <text:p>0.414827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0.231" calcext:value-type="float">
            <text:p>0.231</text:p>
          </table:table-cell>
          <table:table-cell office:value-type="float" office:value="0.506804" calcext:value-type="float">
            <text:p>0.506804</text:p>
          </table:table-cell>
          <table:table-cell office:value-type="float" office:value="0.6872" calcext:value-type="float">
            <text:p>0.6872</text:p>
          </table:table-cell>
          <table:table-cell office:value-type="float" office:value="0.411895" calcext:value-type="float">
            <text:p>0.411895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510354" calcext:value-type="float">
            <text:p>0.510354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409001" calcext:value-type="float">
            <text:p>0.409001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0.2396" calcext:value-type="float">
            <text:p>0.2396</text:p>
          </table:table-cell>
          <table:table-cell office:value-type="float" office:value="0.513857" calcext:value-type="float">
            <text:p>0.513857</text:p>
          </table:table-cell>
          <table:table-cell office:value-type="float" office:value="0.6764" calcext:value-type="float">
            <text:p>0.6764</text:p>
          </table:table-cell>
          <table:table-cell office:value-type="float" office:value="0.406143" calcext:value-type="float">
            <text:p>0.406143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0.2436" calcext:value-type="float">
            <text:p>0.2436</text:p>
          </table:table-cell>
          <table:table-cell office:value-type="float" office:value="0.517314" calcext:value-type="float">
            <text:p>0.517314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403321" calcext:value-type="float">
            <text:p>0.403321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0.2416" calcext:value-type="float">
            <text:p>0.2416</text:p>
          </table:table-cell>
          <table:table-cell office:value-type="float" office:value="0.520725" calcext:value-type="float">
            <text:p>0.520725</text:p>
          </table:table-cell>
          <table:table-cell office:value-type="float" office:value="0.6751" calcext:value-type="float">
            <text:p>0.6751</text:p>
          </table:table-cell>
          <table:table-cell office:value-type="float" office:value="0.400535" calcext:value-type="float">
            <text:p>0.400535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0.2495" calcext:value-type="float">
            <text:p>0.2495</text:p>
          </table:table-cell>
          <table:table-cell office:value-type="float" office:value="0.524091" calcext:value-type="float">
            <text:p>0.524091</text:p>
          </table:table-cell>
          <table:table-cell office:value-type="float" office:value="0.6703" calcext:value-type="float">
            <text:p>0.6703</text:p>
          </table:table-cell>
          <table:table-cell office:value-type="float" office:value="0.397784" calcext:value-type="float">
            <text:p>0.397784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0.2555" calcext:value-type="float">
            <text:p>0.2555</text:p>
          </table:table-cell>
          <table:table-cell office:value-type="float" office:value="0.527413" calcext:value-type="float">
            <text:p>0.527413</text:p>
          </table:table-cell>
          <table:table-cell office:value-type="float" office:value="0.6648" calcext:value-type="float">
            <text:p>0.6648</text:p>
          </table:table-cell>
          <table:table-cell office:value-type="float" office:value="0.395068" calcext:value-type="float">
            <text:p>0.3950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607" calcext:value-type="float">
            <text:p>0.2607</text:p>
          </table:table-cell>
          <table:table-cell office:value-type="float" office:value="0.530692" calcext:value-type="float">
            <text:p>0.530692</text:p>
          </table:table-cell>
          <table:table-cell office:value-type="float" office:value="0.6623" calcext:value-type="float">
            <text:p>0.6623</text:p>
          </table:table-cell>
          <table:table-cell office:value-type="float" office:value="0.392385" calcext:value-type="float">
            <text:p>0.392385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0.2588" calcext:value-type="float">
            <text:p>0.2588</text:p>
          </table:table-cell>
          <table:table-cell office:value-type="float" office:value="0.533928" calcext:value-type="float">
            <text:p>0.533928</text:p>
          </table:table-cell>
          <table:table-cell office:value-type="float" office:value="0.6619" calcext:value-type="float">
            <text:p>0.6619</text:p>
          </table:table-cell>
          <table:table-cell office:value-type="float" office:value="0.389736" calcext:value-type="float">
            <text:p>0.389736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0.2694" calcext:value-type="float">
            <text:p>0.2694</text:p>
          </table:table-cell>
          <table:table-cell office:value-type="float" office:value="0.537123" calcext:value-type="float">
            <text:p>0.537123</text:p>
          </table:table-cell>
          <table:table-cell office:value-type="float" office:value="0.6529" calcext:value-type="float">
            <text:p>0.6529</text:p>
          </table:table-cell>
          <table:table-cell office:value-type="float" office:value="0.387119" calcext:value-type="float">
            <text:p>0.38711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0.276" calcext:value-type="float">
            <text:p>0.276</text:p>
          </table:table-cell>
          <table:table-cell office:value-type="float" office:value="0.540277" calcext:value-type="float">
            <text:p>0.540277</text:p>
          </table:table-cell>
          <table:table-cell office:value-type="float" office:value="0.6481" calcext:value-type="float">
            <text:p>0.6481</text:p>
          </table:table-cell>
          <table:table-cell office:value-type="float" office:value="0.384535" calcext:value-type="float">
            <text:p>0.384535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0.274" calcext:value-type="float">
            <text:p>0.274</text:p>
          </table:table-cell>
          <table:table-cell office:value-type="float" office:value="0.54339" calcext:value-type="float">
            <text:p>0.54339</text:p>
          </table:table-cell>
          <table:table-cell office:value-type="float" office:value="0.6514" calcext:value-type="float">
            <text:p>0.6514</text:p>
          </table:table-cell>
          <table:table-cell office:value-type="float" office:value="0.381983" calcext:value-type="float">
            <text:p>0.381983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0.269" calcext:value-type="float">
            <text:p>0.269</text:p>
          </table:table-cell>
          <table:table-cell office:value-type="float" office:value="0.546464" calcext:value-type="float">
            <text:p>0.546464</text:p>
          </table:table-cell>
          <table:table-cell office:value-type="float" office:value="0.6544" calcext:value-type="float">
            <text:p>0.6544</text:p>
          </table:table-cell>
          <table:table-cell office:value-type="float" office:value="0.379462" calcext:value-type="float">
            <text:p>0.379462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0.2781" calcext:value-type="float">
            <text:p>0.2781</text:p>
          </table:table-cell>
          <table:table-cell office:value-type="float" office:value="0.549499" calcext:value-type="float">
            <text:p>0.549499</text:p>
          </table:table-cell>
          <table:table-cell office:value-type="float" office:value="0.6456" calcext:value-type="float">
            <text:p>0.6456</text:p>
          </table:table-cell>
          <table:table-cell office:value-type="float" office:value="0.376972" calcext:value-type="float">
            <text:p>0.376972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0.2895" calcext:value-type="float">
            <text:p>0.2895</text:p>
          </table:table-cell>
          <table:table-cell office:value-type="float" office:value="0.552495" calcext:value-type="float">
            <text:p>0.552495</text:p>
          </table:table-cell>
          <table:table-cell office:value-type="float" office:value="0.6385" calcext:value-type="float">
            <text:p>0.6385</text:p>
          </table:table-cell>
          <table:table-cell office:value-type="float" office:value="0.374512" calcext:value-type="float">
            <text:p>0.374512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0.2927" calcext:value-type="float">
            <text:p>0.2927</text:p>
          </table:table-cell>
          <table:table-cell office:value-type="float" office:value="0.555454" calcext:value-type="float">
            <text:p>0.555454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372082" calcext:value-type="float">
            <text:p>0.372082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0.2965" calcext:value-type="float">
            <text:p>0.2965</text:p>
          </table:table-cell>
          <table:table-cell office:value-type="float" office:value="0.558376" calcext:value-type="float">
            <text:p>0.558376</text:p>
          </table:table-cell>
          <table:table-cell office:value-type="float" office:value="0.6319" calcext:value-type="float">
            <text:p>0.6319</text:p>
          </table:table-cell>
          <table:table-cell office:value-type="float" office:value="0.369681" calcext:value-type="float">
            <text:p>0.3696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015" calcext:value-type="float">
            <text:p>0.3015</text:p>
          </table:table-cell>
          <table:table-cell office:value-type="float" office:value="0.561262" calcext:value-type="float">
            <text:p>0.561262</text:p>
          </table:table-cell>
          <table:table-cell office:value-type="float" office:value="0.6274" calcext:value-type="float">
            <text:p>0.6274</text:p>
          </table:table-cell>
          <table:table-cell office:value-type="float" office:value="0.367309" calcext:value-type="float">
            <text:p>0.367309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0.3021" calcext:value-type="float">
            <text:p>0.3021</text:p>
          </table:table-cell>
          <table:table-cell office:value-type="float" office:value="0.564112" calcext:value-type="float">
            <text:p>0.564112</text:p>
          </table:table-cell>
          <table:table-cell office:value-type="float" office:value="0.6268" calcext:value-type="float">
            <text:p>0.6268</text:p>
          </table:table-cell>
          <table:table-cell office:value-type="float" office:value="0.364966" calcext:value-type="float">
            <text:p>0.364966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566927" calcext:value-type="float">
            <text:p>0.566927</text:p>
          </table:table-cell>
          <table:table-cell office:value-type="float" office:value="0.6285" calcext:value-type="float">
            <text:p>0.6285</text:p>
          </table:table-cell>
          <table:table-cell office:value-type="float" office:value="0.36265" calcext:value-type="float">
            <text:p>0.36265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569708" calcext:value-type="float">
            <text:p>0.569708</text:p>
          </table:table-cell>
          <table:table-cell office:value-type="float" office:value="0.623" calcext:value-type="float">
            <text:p>0.623</text:p>
          </table:table-cell>
          <table:table-cell office:value-type="float" office:value="0.360362" calcext:value-type="float">
            <text:p>0.360362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0.3048" calcext:value-type="float">
            <text:p>0.3048</text:p>
          </table:table-cell>
          <table:table-cell office:value-type="float" office:value="0.572454" calcext:value-type="float">
            <text:p>0.572454</text:p>
          </table:table-cell>
          <table:table-cell office:value-type="float" office:value="0.6272" calcext:value-type="float">
            <text:p>0.6272</text:p>
          </table:table-cell>
          <table:table-cell office:value-type="float" office:value="0.358101" calcext:value-type="float">
            <text:p>0.358101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0.3137" calcext:value-type="float">
            <text:p>0.3137</text:p>
          </table:table-cell>
          <table:table-cell office:value-type="float" office:value="0.575168" calcext:value-type="float">
            <text:p>0.575168</text:p>
          </table:table-cell>
          <table:table-cell office:value-type="float" office:value="0.6187" calcext:value-type="float">
            <text:p>0.6187</text:p>
          </table:table-cell>
          <table:table-cell office:value-type="float" office:value="0.355867" calcext:value-type="float">
            <text:p>0.355867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0.3117" calcext:value-type="float">
            <text:p>0.3117</text:p>
          </table:table-cell>
          <table:table-cell office:value-type="float" office:value="0.577848" calcext:value-type="float">
            <text:p>0.577848</text:p>
          </table:table-cell>
          <table:table-cell office:value-type="float" office:value="0.6205" calcext:value-type="float">
            <text:p>0.6205</text:p>
          </table:table-cell>
          <table:table-cell office:value-type="float" office:value="0.353659" calcext:value-type="float">
            <text:p>0.353659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0.3159" calcext:value-type="float">
            <text:p>0.3159</text:p>
          </table:table-cell>
          <table:table-cell office:value-type="float" office:value="0.580497" calcext:value-type="float">
            <text:p>0.580497</text:p>
          </table:table-cell>
          <table:table-cell office:value-type="float" office:value="0.6192" calcext:value-type="float">
            <text:p>0.6192</text:p>
          </table:table-cell>
          <table:table-cell office:value-type="float" office:value="0.351476" calcext:value-type="float">
            <text:p>0.351476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0.3186" calcext:value-type="float">
            <text:p>0.3186</text:p>
          </table:table-cell>
          <table:table-cell office:value-type="float" office:value="0.583113" calcext:value-type="float">
            <text:p>0.583113</text:p>
          </table:table-cell>
          <table:table-cell office:value-type="float" office:value="0.6146" calcext:value-type="float">
            <text:p>0.6146</text:p>
          </table:table-cell>
          <table:table-cell office:value-type="float" office:value="0.349319" calcext:value-type="float">
            <text:p>0.349319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3176" calcext:value-type="float">
            <text:p>0.3176</text:p>
          </table:table-cell>
          <table:table-cell office:value-type="float" office:value="0.585699" calcext:value-type="float">
            <text:p>0.585699</text:p>
          </table:table-cell>
          <table:table-cell office:value-type="float" office:value="0.6156" calcext:value-type="float">
            <text:p>0.6156</text:p>
          </table:table-cell>
          <table:table-cell office:value-type="float" office:value="0.347187" calcext:value-type="float">
            <text:p>0.3471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228" calcext:value-type="float">
            <text:p>0.3228</text:p>
          </table:table-cell>
          <table:table-cell office:value-type="float" office:value="0.588253" calcext:value-type="float">
            <text:p>0.588253</text:p>
          </table:table-cell>
          <table:table-cell office:value-type="float" office:value="0.6098" calcext:value-type="float">
            <text:p>0.6098</text:p>
          </table:table-cell>
          <table:table-cell office:value-type="float" office:value="0.34508" calcext:value-type="float">
            <text:p>0.34508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0.3263" calcext:value-type="float">
            <text:p>0.3263</text:p>
          </table:table-cell>
          <table:table-cell office:value-type="float" office:value="0.590778" calcext:value-type="float">
            <text:p>0.590778</text:p>
          </table:table-cell>
          <table:table-cell office:value-type="float" office:value="0.6079" calcext:value-type="float">
            <text:p>0.6079</text:p>
          </table:table-cell>
          <table:table-cell office:value-type="float" office:value="0.342997" calcext:value-type="float">
            <text:p>0.342997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0.3308" calcext:value-type="float">
            <text:p>0.3308</text:p>
          </table:table-cell>
          <table:table-cell office:value-type="float" office:value="0.593273" calcext:value-type="float">
            <text:p>0.593273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340937" calcext:value-type="float">
            <text:p>0.340937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0.3388" calcext:value-type="float">
            <text:p>0.3388</text:p>
          </table:table-cell>
          <table:table-cell office:value-type="float" office:value="0.595739" calcext:value-type="float">
            <text:p>0.595739</text:p>
          </table:table-cell>
          <table:table-cell office:value-type="float" office:value="0.5973" calcext:value-type="float">
            <text:p>0.5973</text:p>
          </table:table-cell>
          <table:table-cell office:value-type="float" office:value="0.338901" calcext:value-type="float">
            <text:p>0.338901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0.3411" calcext:value-type="float">
            <text:p>0.3411</text:p>
          </table:table-cell>
          <table:table-cell office:value-type="float" office:value="0.598177" calcext:value-type="float">
            <text:p>0.598177</text:p>
          </table:table-cell>
          <table:table-cell office:value-type="float" office:value="0.5939" calcext:value-type="float">
            <text:p>0.5939</text:p>
          </table:table-cell>
          <table:table-cell office:value-type="float" office:value="0.336888" calcext:value-type="float">
            <text:p>0.336888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0.3309" calcext:value-type="float">
            <text:p>0.3309</text:p>
          </table:table-cell>
          <table:table-cell office:value-type="float" office:value="0.600586" calcext:value-type="float">
            <text:p>0.600586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334898" calcext:value-type="float">
            <text:p>0.334898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0.3469" calcext:value-type="float">
            <text:p>0.3469</text:p>
          </table:table-cell>
          <table:table-cell office:value-type="float" office:value="0.602967" calcext:value-type="float">
            <text:p>0.602967</text:p>
          </table:table-cell>
          <table:table-cell office:value-type="float" office:value="0.5899" calcext:value-type="float">
            <text:p>0.5899</text:p>
          </table:table-cell>
          <table:table-cell office:value-type="float" office:value="0.33293" calcext:value-type="float">
            <text:p>0.33293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0.3448" calcext:value-type="float">
            <text:p>0.3448</text:p>
          </table:table-cell>
          <table:table-cell office:value-type="float" office:value="0.605321" calcext:value-type="float">
            <text:p>0.605321</text:p>
          </table:table-cell>
          <table:table-cell office:value-type="float" office:value="0.5911" calcext:value-type="float">
            <text:p>0.5911</text:p>
          </table:table-cell>
          <table:table-cell office:value-type="float" office:value="0.330984" calcext:value-type="float">
            <text:p>0.330984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0.3391" calcext:value-type="float">
            <text:p>0.3391</text:p>
          </table:table-cell>
          <table:table-cell office:value-type="float" office:value="0.607649" calcext:value-type="float">
            <text:p>0.607649</text:p>
          </table:table-cell>
          <table:table-cell office:value-type="float" office:value="0.5955" calcext:value-type="float">
            <text:p>0.5955</text:p>
          </table:table-cell>
          <table:table-cell office:value-type="float" office:value="0.32906" calcext:value-type="float">
            <text:p>0.32906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0.3469" calcext:value-type="float">
            <text:p>0.3469</text:p>
          </table:table-cell>
          <table:table-cell office:value-type="float" office:value="0.60995" calcext:value-type="float">
            <text:p>0.60995</text:p>
          </table:table-cell>
          <table:table-cell office:value-type="float" office:value="0.5863" calcext:value-type="float">
            <text:p>0.5863</text:p>
          </table:table-cell>
          <table:table-cell office:value-type="float" office:value="0.327157" calcext:value-type="float">
            <text:p>0.3271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43" calcext:value-type="float">
            <text:p>0.343</text:p>
          </table:table-cell>
          <table:table-cell office:value-type="float" office:value="0.612225" calcext:value-type="float">
            <text:p>0.612225</text:p>
          </table:table-cell>
          <table:table-cell office:value-type="float" office:value="0.5917" calcext:value-type="float">
            <text:p>0.5917</text:p>
          </table:table-cell>
          <table:table-cell office:value-type="float" office:value="0.325275" calcext:value-type="float">
            <text:p>0.325275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0.3467" calcext:value-type="float">
            <text:p>0.3467</text:p>
          </table:table-cell>
          <table:table-cell office:value-type="float" office:value="0.614474" calcext:value-type="float">
            <text:p>0.614474</text:p>
          </table:table-cell>
          <table:table-cell office:value-type="float" office:value="0.5892" calcext:value-type="float">
            <text:p>0.5892</text:p>
          </table:table-cell>
          <table:table-cell office:value-type="float" office:value="0.323414" calcext:value-type="float">
            <text:p>0.323414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0.357" calcext:value-type="float">
            <text:p>0.357</text:p>
          </table:table-cell>
          <table:table-cell office:value-type="float" office:value="0.616698" calcext:value-type="float">
            <text:p>0.616698</text:p>
          </table:table-cell>
          <table:table-cell office:value-type="float" office:value="0.5765" calcext:value-type="float">
            <text:p>0.5765</text:p>
          </table:table-cell>
          <table:table-cell office:value-type="float" office:value="0.321573" calcext:value-type="float">
            <text:p>0.321573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0.361" calcext:value-type="float">
            <text:p>0.361</text:p>
          </table:table-cell>
          <table:table-cell office:value-type="float" office:value="0.618898" calcext:value-type="float">
            <text:p>0.618898</text:p>
          </table:table-cell>
          <table:table-cell office:value-type="float" office:value="0.5749" calcext:value-type="float">
            <text:p>0.5749</text:p>
          </table:table-cell>
          <table:table-cell office:value-type="float" office:value="0.319753" calcext:value-type="float">
            <text:p>0.319753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0.3634" calcext:value-type="float">
            <text:p>0.3634</text:p>
          </table:table-cell>
          <table:table-cell office:value-type="float" office:value="0.621073" calcext:value-type="float">
            <text:p>0.621073</text:p>
          </table:table-cell>
          <table:table-cell office:value-type="float" office:value="0.5724" calcext:value-type="float">
            <text:p>0.5724</text:p>
          </table:table-cell>
          <table:table-cell office:value-type="float" office:value="0.317951" calcext:value-type="float">
            <text:p>0.317951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0.3697" calcext:value-type="float">
            <text:p>0.3697</text:p>
          </table:table-cell>
          <table:table-cell office:value-type="float" office:value="0.623224" calcext:value-type="float">
            <text:p>0.623224</text:p>
          </table:table-cell>
          <table:table-cell office:value-type="float" office:value="0.5716" calcext:value-type="float">
            <text:p>0.5716</text:p>
          </table:table-cell>
          <table:table-cell office:value-type="float" office:value="0.31617" calcext:value-type="float">
            <text:p>0.31617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625352" calcext:value-type="float">
            <text:p>0.625352</text:p>
          </table:table-cell>
          <table:table-cell office:value-type="float" office:value="0.5682" calcext:value-type="float">
            <text:p>0.5682</text:p>
          </table:table-cell>
          <table:table-cell office:value-type="float" office:value="0.314407" calcext:value-type="float">
            <text:p>0.314407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0.3734" calcext:value-type="float">
            <text:p>0.3734</text:p>
          </table:table-cell>
          <table:table-cell office:value-type="float" office:value="0.627456" calcext:value-type="float">
            <text:p>0.627456</text:p>
          </table:table-cell>
          <table:table-cell office:value-type="float" office:value="0.5647" calcext:value-type="float">
            <text:p>0.5647</text:p>
          </table:table-cell>
          <table:table-cell office:value-type="float" office:value="0.312664" calcext:value-type="float">
            <text:p>0.312664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0.3702" calcext:value-type="float">
            <text:p>0.3702</text:p>
          </table:table-cell>
          <table:table-cell office:value-type="float" office:value="0.629538" calcext:value-type="float">
            <text:p>0.629538</text:p>
          </table:table-cell>
          <table:table-cell office:value-type="float" office:value="0.5695" calcext:value-type="float">
            <text:p>0.5695</text:p>
          </table:table-cell>
          <table:table-cell office:value-type="float" office:value="0.310939" calcext:value-type="float">
            <text:p>0.310939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0.3758" calcext:value-type="float">
            <text:p>0.3758</text:p>
          </table:table-cell>
          <table:table-cell office:value-type="float" office:value="0.631597" calcext:value-type="float">
            <text:p>0.631597</text:p>
          </table:table-cell>
          <table:table-cell office:value-type="float" office:value="0.5639" calcext:value-type="float">
            <text:p>0.5639</text:p>
          </table:table-cell>
          <table:table-cell office:value-type="float" office:value="0.309232" calcext:value-type="float">
            <text:p>0.3092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73" calcext:value-type="float">
            <text:p>0.373</text:p>
          </table:table-cell>
          <table:table-cell office:value-type="float" office:value="0.633634" calcext:value-type="float">
            <text:p>0.633634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307543" calcext:value-type="float">
            <text:p>0.307543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0.3912" calcext:value-type="float">
            <text:p>0.3912</text:p>
          </table:table-cell>
          <table:table-cell office:value-type="float" office:value="0.635649" calcext:value-type="float">
            <text:p>0.635649</text:p>
          </table:table-cell>
          <table:table-cell office:value-type="float" office:value="0.5504" calcext:value-type="float">
            <text:p>0.5504</text:p>
          </table:table-cell>
          <table:table-cell office:value-type="float" office:value="0.305872" calcext:value-type="float">
            <text:p>0.305872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0.3824" calcext:value-type="float">
            <text:p>0.3824</text:p>
          </table:table-cell>
          <table:table-cell office:value-type="float" office:value="0.637642" calcext:value-type="float">
            <text:p>0.637642</text:p>
          </table:table-cell>
          <table:table-cell office:value-type="float" office:value="0.5587" calcext:value-type="float">
            <text:p>0.5587</text:p>
          </table:table-cell>
          <table:table-cell office:value-type="float" office:value="0.304218" calcext:value-type="float">
            <text:p>0.304218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0.3912" calcext:value-type="float">
            <text:p>0.3912</text:p>
          </table:table-cell>
          <table:table-cell office:value-type="float" office:value="0.639615" calcext:value-type="float">
            <text:p>0.639615</text:p>
          </table:table-cell>
          <table:table-cell office:value-type="float" office:value="0.5487" calcext:value-type="float">
            <text:p>0.5487</text:p>
          </table:table-cell>
          <table:table-cell office:value-type="float" office:value="0.302582" calcext:value-type="float">
            <text:p>0.302582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0.3933" calcext:value-type="float">
            <text:p>0.3933</text:p>
          </table:table-cell>
          <table:table-cell office:value-type="float" office:value="0.641566" calcext:value-type="float">
            <text:p>0.641566</text:p>
          </table:table-cell>
          <table:table-cell office:value-type="float" office:value="0.5488" calcext:value-type="float">
            <text:p>0.5488</text:p>
          </table:table-cell>
          <table:table-cell office:value-type="float" office:value="0.300962" calcext:value-type="float">
            <text:p>0.300962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0.396" calcext:value-type="float">
            <text:p>0.396</text:p>
          </table:table-cell>
          <table:table-cell office:value-type="float" office:value="0.643497" calcext:value-type="float">
            <text:p>0.643497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29936" calcext:value-type="float">
            <text:p>0.29936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0.401" calcext:value-type="float">
            <text:p>0.401</text:p>
          </table:table-cell>
          <table:table-cell office:value-type="float" office:value="0.645408" calcext:value-type="float">
            <text:p>0.645408</text:p>
          </table:table-cell>
          <table:table-cell office:value-type="float" office:value="0.5418" calcext:value-type="float">
            <text:p>0.5418</text:p>
          </table:table-cell>
          <table:table-cell office:value-type="float" office:value="0.297774" calcext:value-type="float">
            <text:p>0.297774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0.3972" calcext:value-type="float">
            <text:p>0.3972</text:p>
          </table:table-cell>
          <table:table-cell office:value-type="float" office:value="0.647299" calcext:value-type="float">
            <text:p>0.647299</text:p>
          </table:table-cell>
          <table:table-cell office:value-type="float" office:value="0.543" calcext:value-type="float">
            <text:p>0.543</text:p>
          </table:table-cell>
          <table:table-cell office:value-type="float" office:value="0.296203" calcext:value-type="float">
            <text:p>0.296203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0.4011" calcext:value-type="float">
            <text:p>0.4011</text:p>
          </table:table-cell>
          <table:table-cell office:value-type="float" office:value="0.649171" calcext:value-type="float">
            <text:p>0.649171</text:p>
          </table:table-cell>
          <table:table-cell office:value-type="float" office:value="0.5382" calcext:value-type="float">
            <text:p>0.5382</text:p>
          </table:table-cell>
          <table:table-cell office:value-type="float" office:value="0.294649" calcext:value-type="float">
            <text:p>0.294649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0.4081" calcext:value-type="float">
            <text:p>0.4081</text:p>
          </table:table-cell>
          <table:table-cell office:value-type="float" office:value="0.651023" calcext:value-type="float">
            <text:p>0.651023</text:p>
          </table:table-cell>
          <table:table-cell office:value-type="float" office:value="0.5341" calcext:value-type="float">
            <text:p>0.5341</text:p>
          </table:table-cell>
          <table:table-cell office:value-type="float" office:value="0.293111" calcext:value-type="float">
            <text:p>0.2931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05" calcext:value-type="float">
            <text:p>0.405</text:p>
          </table:table-cell>
          <table:table-cell office:value-type="float" office:value="0.652856" calcext:value-type="float">
            <text:p>0.652856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291588" calcext:value-type="float">
            <text:p>0.291588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0.425" calcext:value-type="float">
            <text:p>0.425</text:p>
          </table:table-cell>
          <table:table-cell office:value-type="float" office:value="0.65467" calcext:value-type="float">
            <text:p>0.65467</text:p>
          </table:table-cell>
          <table:table-cell office:value-type="float" office:value="0.5207" calcext:value-type="float">
            <text:p>0.5207</text:p>
          </table:table-cell>
          <table:table-cell office:value-type="float" office:value="0.290081" calcext:value-type="float">
            <text:p>0.290081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0.4195" calcext:value-type="float">
            <text:p>0.4195</text:p>
          </table:table-cell>
          <table:table-cell office:value-type="float" office:value="0.656466" calcext:value-type="float">
            <text:p>0.656466</text:p>
          </table:table-cell>
          <table:table-cell office:value-type="float" office:value="0.5243" calcext:value-type="float">
            <text:p>0.5243</text:p>
          </table:table-cell>
          <table:table-cell office:value-type="float" office:value="0.288589" calcext:value-type="float">
            <text:p>0.288589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0.4196" calcext:value-type="float">
            <text:p>0.4196</text:p>
          </table:table-cell>
          <table:table-cell office:value-type="float" office:value="0.658244" calcext:value-type="float">
            <text:p>0.658244</text:p>
          </table:table-cell>
          <table:table-cell office:value-type="float" office:value="0.5253" calcext:value-type="float">
            <text:p>0.5253</text:p>
          </table:table-cell>
          <table:table-cell office:value-type="float" office:value="0.287111" calcext:value-type="float">
            <text:p>0.287111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0.4172" calcext:value-type="float">
            <text:p>0.4172</text:p>
          </table:table-cell>
          <table:table-cell office:value-type="float" office:value="0.660004" calcext:value-type="float">
            <text:p>0.660004</text:p>
          </table:table-cell>
          <table:table-cell office:value-type="float" office:value="0.5267" calcext:value-type="float">
            <text:p>0.5267</text:p>
          </table:table-cell>
          <table:table-cell office:value-type="float" office:value="0.285648" calcext:value-type="float">
            <text:p>0.285648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0.4159" calcext:value-type="float">
            <text:p>0.4159</text:p>
          </table:table-cell>
          <table:table-cell office:value-type="float" office:value="0.661746" calcext:value-type="float">
            <text:p>0.661746</text:p>
          </table:table-cell>
          <table:table-cell office:value-type="float" office:value="0.5259" calcext:value-type="float">
            <text:p>0.5259</text:p>
          </table:table-cell>
          <table:table-cell office:value-type="float" office:value="0.2842" calcext:value-type="float">
            <text:p>0.2842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0.4307" calcext:value-type="float">
            <text:p>0.4307</text:p>
          </table:table-cell>
          <table:table-cell office:value-type="float" office:value="0.663471" calcext:value-type="float">
            <text:p>0.663471</text:p>
          </table:table-cell>
          <table:table-cell office:value-type="float" office:value="0.5149" calcext:value-type="float">
            <text:p>0.5149</text:p>
          </table:table-cell>
          <table:table-cell office:value-type="float" office:value="0.282766" calcext:value-type="float">
            <text:p>0.282766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0.4194" calcext:value-type="float">
            <text:p>0.4194</text:p>
          </table:table-cell>
          <table:table-cell office:value-type="float" office:value="0.665179" calcext:value-type="float">
            <text:p>0.665179</text:p>
          </table:table-cell>
          <table:table-cell office:value-type="float" office:value="0.5228" calcext:value-type="float">
            <text:p>0.5228</text:p>
          </table:table-cell>
          <table:table-cell office:value-type="float" office:value="0.281346" calcext:value-type="float">
            <text:p>0.281346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0.4283" calcext:value-type="float">
            <text:p>0.4283</text:p>
          </table:table-cell>
          <table:table-cell office:value-type="float" office:value="0.666869" calcext:value-type="float">
            <text:p>0.666869</text:p>
          </table:table-cell>
          <table:table-cell office:value-type="float" office:value="0.5185" calcext:value-type="float">
            <text:p>0.5185</text:p>
          </table:table-cell>
          <table:table-cell office:value-type="float" office:value="0.279939" calcext:value-type="float">
            <text:p>0.279939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0.4247" calcext:value-type="float">
            <text:p>0.4247</text:p>
          </table:table-cell>
          <table:table-cell office:value-type="float" office:value="0.668543" calcext:value-type="float">
            <text:p>0.668543</text:p>
          </table:table-cell>
          <table:table-cell office:value-type="float" office:value="0.5211" calcext:value-type="float">
            <text:p>0.5211</text:p>
          </table:table-cell>
          <table:table-cell office:value-type="float" office:value="0.278547" calcext:value-type="float">
            <text:p>0.2785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271" calcext:value-type="float">
            <text:p>0.4271</text:p>
          </table:table-cell>
          <table:table-cell office:value-type="float" office:value="0.670201" calcext:value-type="float">
            <text:p>0.670201</text:p>
          </table:table-cell>
          <table:table-cell office:value-type="float" office:value="0.5192" calcext:value-type="float">
            <text:p>0.5192</text:p>
          </table:table-cell>
          <table:table-cell office:value-type="float" office:value="0.277167" calcext:value-type="float">
            <text:p>0.277167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0.4308" calcext:value-type="float">
            <text:p>0.4308</text:p>
          </table:table-cell>
          <table:table-cell office:value-type="float" office:value="0.671842" calcext:value-type="float">
            <text:p>0.671842</text:p>
          </table:table-cell>
          <table:table-cell office:value-type="float" office:value="0.5145" calcext:value-type="float">
            <text:p>0.5145</text:p>
          </table:table-cell>
          <table:table-cell office:value-type="float" office:value="0.275802" calcext:value-type="float">
            <text:p>0.275802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0.4425" calcext:value-type="float">
            <text:p>0.4425</text:p>
          </table:table-cell>
          <table:table-cell office:value-type="float" office:value="0.673468" calcext:value-type="float">
            <text:p>0.673468</text:p>
          </table:table-cell>
          <table:table-cell office:value-type="float" office:value="0.5049" calcext:value-type="float">
            <text:p>0.5049</text:p>
          </table:table-cell>
          <table:table-cell office:value-type="float" office:value="0.274449" calcext:value-type="float">
            <text:p>0.274449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0.4346" calcext:value-type="float">
            <text:p>0.4346</text:p>
          </table:table-cell>
          <table:table-cell office:value-type="float" office:value="0.675078" calcext:value-type="float">
            <text:p>0.675078</text:p>
          </table:table-cell>
          <table:table-cell office:value-type="float" office:value="0.5092" calcext:value-type="float">
            <text:p>0.5092</text:p>
          </table:table-cell>
          <table:table-cell office:value-type="float" office:value="0.273109" calcext:value-type="float">
            <text:p>0.273109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0.4454" calcext:value-type="float">
            <text:p>0.4454</text:p>
          </table:table-cell>
          <table:table-cell office:value-type="float" office:value="0.676672" calcext:value-type="float">
            <text:p>0.676672</text:p>
          </table:table-cell>
          <table:table-cell office:value-type="float" office:value="0.4994" calcext:value-type="float">
            <text:p>0.4994</text:p>
          </table:table-cell>
          <table:table-cell office:value-type="float" office:value="0.271782" calcext:value-type="float">
            <text:p>0.271782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0.4398" calcext:value-type="float">
            <text:p>0.4398</text:p>
          </table:table-cell>
          <table:table-cell office:value-type="float" office:value="0.678251" calcext:value-type="float">
            <text:p>0.678251</text:p>
          </table:table-cell>
          <table:table-cell office:value-type="float" office:value="0.5069" calcext:value-type="float">
            <text:p>0.5069</text:p>
          </table:table-cell>
          <table:table-cell office:value-type="float" office:value="0.270467" calcext:value-type="float">
            <text:p>0.270467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0.456" calcext:value-type="float">
            <text:p>0.456</text:p>
          </table:table-cell>
          <table:table-cell office:value-type="float" office:value="0.679815" calcext:value-type="float">
            <text:p>0.679815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269165" calcext:value-type="float">
            <text:p>0.269165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0.4509" calcext:value-type="float">
            <text:p>0.4509</text:p>
          </table:table-cell>
          <table:table-cell office:value-type="float" office:value="0.681364" calcext:value-type="float">
            <text:p>0.681364</text:p>
          </table:table-cell>
          <table:table-cell office:value-type="float" office:value="0.4979" calcext:value-type="float">
            <text:p>0.4979</text:p>
          </table:table-cell>
          <table:table-cell office:value-type="float" office:value="0.267875" calcext:value-type="float">
            <text:p>0.267875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0.463" calcext:value-type="float">
            <text:p>0.463</text:p>
          </table:table-cell>
          <table:table-cell office:value-type="float" office:value="0.682898" calcext:value-type="float">
            <text:p>0.682898</text:p>
          </table:table-cell>
          <table:table-cell office:value-type="float" office:value="0.4849" calcext:value-type="float">
            <text:p>0.4849</text:p>
          </table:table-cell>
          <table:table-cell office:value-type="float" office:value="0.266596" calcext:value-type="float">
            <text:p>0.266596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0.4602" calcext:value-type="float">
            <text:p>0.4602</text:p>
          </table:table-cell>
          <table:table-cell office:value-type="float" office:value="0.684418" calcext:value-type="float">
            <text:p>0.684418</text:p>
          </table:table-cell>
          <table:table-cell office:value-type="float" office:value="0.4845" calcext:value-type="float">
            <text:p>0.4845</text:p>
          </table:table-cell>
          <table:table-cell office:value-type="float" office:value="0.26533" calcext:value-type="float">
            <text:p>0.265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8" calcext:value-type="float">
            <text:p>0.48</text:p>
          </table:table-cell>
          <table:table-cell office:value-type="float" office:value="0.685924" calcext:value-type="float">
            <text:p>0.685924</text:p>
          </table:table-cell>
          <table:table-cell office:value-type="float" office:value="0.4708" calcext:value-type="float">
            <text:p>0.4708</text:p>
          </table:table-cell>
          <table:table-cell office:value-type="float" office:value="0.264076" calcext:value-type="float">
            <text:p>0.264076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program</text:p>
          </table:table-cell>
          <table:table-cell office:value-type="string" calcext:value-type="string">
            <text:p>exited wi</text:p>
          </table:table-cell>
          <table:table-cell office:value-type="string" calcext:value-type="string">
            <text:p>th code: 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s ret</text:p>
          </table:table-cell>
          <table:table-cell office:value-type="string" calcext:value-type="string">
            <text:p>urn to co</text:p>
          </table:table-cell>
          <table:table-cell office:value-type="string" calcext:value-type="string">
            <text:p>ntinu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0:20:34.980101575</meta:creation-date>
    <dc:date>2017-12-06T10:21:56.241175241</dc:date>
    <meta:editing-duration>PT1M23S</meta:editing-duration>
    <meta:editing-cycles>1</meta:editing-cycles>
    <meta:document-statistic meta:table-count="1" meta:cell-count="1014" meta:object-count="0"/>
    <meta:generator>LibreOffice/5.1.6.2$Linux_X86_64 LibreOffice_project/10m0$Build-2</meta:generator>
  </office:meta>
</office:document-meta>
</file>